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Times New Roman1" svg:font-family="'Times New Roman'" style:font-family-generic="roman"/>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_3c_p_3e_">
      <style:text-properties fo:font-weight="normal" style:font-weight-asian="normal" style:font-weight-complex="normal"/>
    </style:style>
    <style:style style:name="T1" style:family="text">
      <style:text-properties style:font-name="Times New Roman1" style:font-name-asian="Times New Roman"/>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rédits</text:h>
      <text:p text:style-name="_3c_p_3e_"/>
      <text:p text:style-name="_3c_p_3e_">Cette édition fait suite au projet de la correspondance électronique d'Eugène Delacroix initié en 2006 grâce à un financement de l'ANR. Une partie des lettres avaient été publiées en 2011 sur le site : <text:a xlink:type="simple" xlink:href="http://www.correspondance-delacroix.fr/" text:style-name="Internet_20_link" text:visited-style-name="Visited_20_Internet_20_Link">http://www.correspondance-delacroix.fr/</text:a></text:p>
      <text:p text:style-name="_3c_p_3e_">Le projet réunissait alors le Centre André Chastel, le musée Delacroix et le musée du Louvre, ainsi que trois directeurs scientifiques : Arlette Sérullaz, conservateur général du patrimoine, Barthélémy Jobert, professeur à l’université Paris-Sorbonne (Paris-IV), Christophe Leribault, conservateur en chef du Musée du Louvre, directeur du Musée national Eugène Delacroix.</text:p>
      <text:p text:style-name="_3c_p_3e_">En 2017, un nouveau financement de Sorbonne Université a permis de reprendre ce projet en collaboration entre le Centre André Chastel et le Labex OBVIL. Le but est d'offrir une édition complète des lettres selon des normes d'édition numérique plus pérennes et interopérables. </text:p>
      <text:p text:style-name="_3c_p_3e_"/>
      <text:h text:style-name="Heading_20_2" text:outline-level="2"><text:span text:style-name="T1">É</text:span>quipe du projet</text:h>
      <text:p text:style-name="_3c_p_3e_"><text:span text:style-name="T2"/></text:p>
      <text:p text:style-name="P2">Direction : </text:p>
      <text:p text:style-name="_3c_p_3e_">Barthélémy Jobert, professeur à Sorbonne Université </text:p>
      <text:p text:style-name="_3c_p_3e_"/>
      <text:p text:style-name="_3c_p_3e_">Collaborateurs et contributeurs :</text:p>
      <text:p text:style-name="_3c_p_3e_">Gaëlle Lafage (chargée de recherche et de coordination)</text:p>
      <text:p text:style-name="_3c_p_3e_">Brice Ameille (chargé de recherche)</text:p>
      <text:p text:style-name="_3c_p_3e_">Baptiste Dumas-Piro (stagiaire - édition)</text:p>
      <text:p text:style-name="_3c_p_3e_">Alexandre Leblond (stagiaire – édition)</text:p>
      <text:p text:style-name="_3c_p_3e_">Margherita Malogioglio (stagiaire – édition)</text:p>
      <text:p text:style-name="_3c_p_3e_">Frédéric Glorieux (développeur et consultant pour l’édition numériqu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Times New Roman1" svg:font-family="'Times New Roman'" style:font-family-generic="roman"/>
    <style:font-face style:name=".AppleSystemUIFont" svg:font-family=".AppleSystemUIFon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name-asian="Times New Roman" style:font-size-asian="18pt" style:font-weight-asian="bold" style:font-size-complex="16pt" fo:hyphenate="false" fo:hyphenation-remain-char-count="0" fo:hyphenation-push-char-count="0"/>
    </style:style>
    <style:style style:name="Heading_20_2" style:display-name="Heading 2" style:family="paragraph" style:parent-style-name="Normal" style:next-style-name="_3c_p_3e_" style:default-outline-level="2" style:class="text">
      <style:paragraph-properties fo:margin-top="0.071cm" fo:margin-bottom="0cm" fo:keep-together="always" fo:hyphenation-ladder-count="no-limit" fo:keep-with-next="always"/>
      <style:text-properties fo:color="#b83919" fo:font-size="15pt" fo:font-weight="bold" style:font-name-asian="Times New Roman" style:font-size-asian="15pt" style:font-weight-asian="bold" style:font-size-complex="13pt" fo:hyphenate="false" fo:hyphenation-remain-char-count="0" fo:hyphenation-push-char-count="0"/>
    </style:style>
    <style:style style:name="Normal" style:family="paragraph">
      <style:paragraph-properties fo:hyphenation-ladder-count="no-limit"/>
      <style:text-properties style:font-name="Times New Roman" fo:font-size="12pt" style:font-size-asian="12pt" fo:hyphenate="false" fo:hyphenation-remain-char-count="0" fo:hyphenation-push-char-count="0"/>
    </style:style>
    <style:style style:name="_3c_p_3e_" style:display-name="&lt;p&gt;" style:family="paragraph" style:parent-style-name="Normal">
      <style:paragraph-properties fo:margin-top="0.212cm" fo:margin-bottom="0.212cm" fo:line-height="115%" fo:text-align="justify" style:justify-single-word="false"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Normal" style:next-style-name="_3c_p_3e_">
      <style:paragraph-properties fo:margin-top="0.499cm" fo:margin-bottom="0.499cm" fo:line-height="100%" fo:orphans="0" fo:widows="0" fo:hyphenation-ladder-count="no-limit"/>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Commentaire" style:family="paragraph" style:parent-style-name="Normal">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Footnote" style:family="paragraph" style:parent-style-name="Normal" style:class="extra">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Normal"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font-name-asian="Times New Roman" style:language-asian="zh" style:country-asian="CN" style:font-size-complex="12pt" style:language-complex="hi" style:country-complex="IN" fo:hyphenate="false" fo:hyphenation-remain-char-count="0" fo:hyphenation-push-char-count="0"/>
    </style:style>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size-asian="10pt" style:font-size-complex="10pt"/>
    </style:style>
    <style:style style:name="Objet_20_du_20_commentaire_20_Car" style:display-name="Objet du commentaire Car" style:family="text" style:parent-style-name="Commentaire_20_Car">
      <style:text-properties style:font-name="Times New Roman" fo:font-size="10pt" fo:font-weight="bold" style:font-size-asian="10pt" style:font-weight-asian="bold" style:font-size-complex="10pt" style:font-weight-complex="bold"/>
    </style:style>
    <style:style style:name="Appel_20_note_20_de_20_bas_20_de_20_p." style:display-name="Appel note de bas de p." style:family="text" style:parent-style-name="Police_20_par_20_défaut">
      <style:text-properties style:text-position="super 64%"/>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dc:description/>
    <dc:subject/>
    <meta:initial-creator>test</meta:initial-creator>
    <dc:creator>gaelle lafage</dc:creator>
    <meta:creation-date>2022-06-27T07:21:00Z</meta:creation-date>
    <dc:date>2023-03-30T14:19:07</dc:date>
    <meta:editing-cycles>11</meta:editing-cycles>
    <meta:editing-duration>PT2H47M27S</meta:editing-duration>
    <meta:document-statistic meta:table-count="0" meta:image-count="0" meta:object-count="0" meta:page-count="1" meta:paragraph-count="14" meta:word-count="180" meta:character-count="1292"/>
    <meta:template xlink:type="simple" xlink:actuate="onRequest" xlink:title="" xlink:href="Normal.dotm"/>
  </office:meta>
</office:document-meta>
</file>